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1.021cm"/>
    </style:style>
    <style:style style:name="co4" style:family="table-column">
      <style:table-column-properties fo:break-before="auto" style:column-width="2.492cm"/>
    </style:style>
    <style:style style:name="co5" style:family="table-column">
      <style:table-column-properties fo:break-before="auto" style:column-width="1.415cm"/>
    </style:style>
    <style:style style:name="co6" style:family="table-column">
      <style:table-column-properties fo:break-before="auto" style:column-width="1.194cm"/>
    </style:style>
    <style:style style:name="co7" style:family="table-column">
      <style:table-column-properties fo:break-before="auto" style:column-width="1.277cm"/>
    </style:style>
    <style:style style:name="co8" style:family="table-column">
      <style:table-column-properties fo:break-before="auto" style:column-width="5.701cm"/>
    </style:style>
    <style:style style:name="co9" style:family="table-column">
      <style:table-column-properties fo:break-before="auto" style:column-width="2.604cm"/>
    </style:style>
    <style:style style:name="co10" style:family="table-column">
      <style:table-column-properties fo:break-before="auto" style:column-width="2.852cm"/>
    </style:style>
    <style:style style:name="co11" style:family="table-column">
      <style:table-column-properties fo:break-before="auto" style:column-width="3.65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579d1c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able-cell-properties fo:background-color="#579d1c"/>
    </style:style>
    <style:style style:name="ce5" style:family="table-cell" style:parent-style-name="Default" style:data-style-name="N3">
      <style:table-cell-properties fo:background-color="transparent"/>
    </style:style>
  </office:automatic-styles>
  <office:body>
    <office:spreadsheet>
      <table:table table:name="ss13acs_attribut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office:value-type="string" calcext:value-type="string">
            <text:p>orig_id</text:p>
          </table:table-cell>
          <table:table-cell office:value-type="string" calcext:value-type="string">
            <text:p>anon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oeh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yp</text:p>
          </table:table-cell>
          <table:table-cell office:value-type="string" calcext:value-type="string">
            <text:p>minElem</text:p>
          </table:table-cell>
          <table:table-cell office:value-type="string" calcext:value-type="string">
            <text:p>maxElem</text:p>
          </table:table-cell>
          <table:table-cell office:value-type="string" calcext:value-type="string">
            <text:p>Filename</text:p>
          </table:table-cell>
          <table:table-cell table:number-columns-repeated="2"/>
          <table:table-cell office:value-type="string" calcext:value-type="string">
            <text:p>NULL_value mapping</text:p>
          </table:table-cell>
          <table:table-cell table:number-columns-repeated="101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INTP</text:p>
          </table:table-cell>
          <table:table-cell table:style-name="ce1" office:value-type="float" office:value="10" calcext:value-type="float">
            <text:p>10</text:p>
          </table:table-cell>
          <table:table-cell table:style-name="ce4" table:formula="of:=[.E1]*[.D2]" office:value-type="float" office:value="10" calcext:value-type="float">
            <text:p>10</text:p>
          </table:table-cell>
          <table:table-cell table:style-name="ce1" office:value-type="string" calcext:value-type="string">
            <text:p>i_</text:p>
          </table:table-cell>
          <table:table-cell table:style-name="ce1" table:formula="of:=[.F2]&amp;[.C2]" office:value-type="string" office:string-value="i_INTP" calcext:value-type="string">
            <text:p>i_INTP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float" office:value="-5200" calcext:value-type="float">
            <text:p>-5200</text:p>
          </table:table-cell>
          <table:table-cell table:style-name="ce1" office:value-type="float" office:value="24600" calcext:value-type="float">
            <text:p>24600</text:p>
          </table:table-cell>
          <table:table-cell table:style-name="ce1" table:formula="of:=&quot;ss13acs_hierarchy_&quot;&amp;[.G2]" office:value-type="string" office:string-value="ss13acs_hierarchy_i_INTP" calcext:value-type="string">
            <text:p>ss13acs_hierarchy_i_INTP</text:p>
          </table:table-cell>
          <table:table-cell table:style-name="ce1" table:formula="of:=[.G2]&amp;&quot;,&quot;" office:value-type="string" office:string-value="i_INTP," calcext:value-type="string">
            <text:p>i_INTP,</text:p>
          </table:table-cell>
          <table:table-cell table:style-name="ce1" table:formula="of:=&quot;case &quot;&amp;[.G2]&amp;&quot;:&quot;" office:value-type="string" office:string-value="case i_INTP:" calcext:value-type="string">
            <text:p>case i_INTP:</text:p>
          </table:table-cell>
          <table:table-cell office:value-type="float" office:value="-10000" calcext:value-type="float">
            <text:p>-10000</text:p>
          </table:table-cell>
          <table:table-cell table:number-columns-repeated="1010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string" calcext:value-type="string">
            <text:p>MIL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formula="of:=[.E2]*[.D3]" office:value-type="float" office:value="40" calcext:value-type="float">
            <text:p>40</text:p>
          </table:table-cell>
          <table:table-cell table:style-name="ce1" office:value-type="string" calcext:value-type="string">
            <text:p>o_</text:p>
          </table:table-cell>
          <table:table-cell table:style-name="ce1" table:formula="of:=[.F3]&amp;[.C3]" office:value-type="string" office:string-value="o_MIL" calcext:value-type="string">
            <text:p>o_MIL</text:p>
          </table:table-cell>
          <table:table-cell table:style-name="ce1" office:value-type="string" calcext:value-type="string">
            <text:p>Enu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&quot;ss13acs_hierarchy_&quot;&amp;[.G3]" office:value-type="string" office:string-value="ss13acs_hierarchy_o_MIL" calcext:value-type="string">
            <text:p>ss13acs_hierarchy_o_MIL</text:p>
          </table:table-cell>
          <table:table-cell table:style-name="ce1" table:formula="of:=[.G3]&amp;&quot;,&quot;" office:value-type="string" office:string-value="o_MIL," calcext:value-type="string">
            <text:p>o_MIL,</text:p>
          </table:table-cell>
          <table:table-cell table:style-name="ce1" table:formula="of:=&quot;case &quot;&amp;[.G3]&amp;&quot;:&quot;" office:value-type="string" office:string-value="case o_MIL:" calcext:value-type="string">
            <text:p>case o_MIL:</text:p>
          </table:table-cell>
          <table:table-cell table:style-name="ce2" office:value-type="string" calcext:value-type="string">
            <text:p>nicht notwendig</text:p>
          </table:table-cell>
          <table:table-cell table:number-columns-repeated="1010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string" calcext:value-type="string">
            <text:p>SCHG</text:p>
          </table:table-cell>
          <table:table-cell table:style-name="ce1" office:value-type="float" office:value="5" calcext:value-type="float">
            <text:p>5</text:p>
          </table:table-cell>
          <table:table-cell table:style-name="ce4" table:formula="of:=[.E3]*[.D4]" office:value-type="float" office:value="200" calcext:value-type="float">
            <text:p>200</text:p>
          </table:table-cell>
          <table:table-cell table:style-name="ce1" office:value-type="string" calcext:value-type="string">
            <text:p>o_</text:p>
          </table:table-cell>
          <table:table-cell table:style-name="ce1" table:formula="of:=[.F4]&amp;[.C4]" office:value-type="string" office:string-value="o_SCHG" calcext:value-type="string">
            <text:p>o_SCHG</text:p>
          </table:table-cell>
          <table:table-cell table:style-name="ce1" office:value-type="string" calcext:value-type="string">
            <text:p>Enu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&quot;ss13acs_hierarchy_&quot;&amp;[.G4]" office:value-type="string" office:string-value="ss13acs_hierarchy_o_SCHG" calcext:value-type="string">
            <text:p>ss13acs_hierarchy_o_SCHG</text:p>
          </table:table-cell>
          <table:table-cell table:style-name="ce1" table:formula="of:=[.G4]&amp;&quot;,&quot;" office:value-type="string" office:string-value="o_SCHG," calcext:value-type="string">
            <text:p>o_SCHG,</text:p>
          </table:table-cell>
          <table:table-cell table:style-name="ce1" table:formula="of:=&quot;case &quot;&amp;[.G4]&amp;&quot;:&quot;" office:value-type="string" office:string-value="case o_SCHG:" calcext:value-type="string">
            <text:p>case o_SCHG:</text:p>
          </table:table-cell>
          <table:table-cell table:style-name="ce2" office:value-type="string" calcext:value-type="string">
            <text:p>nicht notwendig</text:p>
          </table:table-cell>
          <table:table-cell table:number-columns-repeated="1010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string" calcext:value-type="string">
            <text:p>SCHL</text:p>
          </table:table-cell>
          <table:table-cell table:style-name="ce1" office:value-type="float" office:value="5" calcext:value-type="float">
            <text:p>5</text:p>
          </table:table-cell>
          <table:table-cell table:style-name="ce4" table:formula="of:=[.E4]*[.D5]" office:value-type="float" office:value="1000" calcext:value-type="float">
            <text:p>1.000</text:p>
          </table:table-cell>
          <table:table-cell table:style-name="ce1" office:value-type="string" calcext:value-type="string">
            <text:p>o_</text:p>
          </table:table-cell>
          <table:table-cell table:style-name="ce1" table:formula="of:=[.F5]&amp;[.C5]" office:value-type="string" office:string-value="o_SCHL" calcext:value-type="string">
            <text:p>o_SCHL</text:p>
          </table:table-cell>
          <table:table-cell table:style-name="ce1" office:value-type="string" calcext:value-type="string">
            <text:p>Enu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formula="of:=&quot;ss13acs_hierarchy_&quot;&amp;[.G5]" office:value-type="string" office:string-value="ss13acs_hierarchy_o_SCHL" calcext:value-type="string">
            <text:p>ss13acs_hierarchy_o_SCHL</text:p>
          </table:table-cell>
          <table:table-cell table:style-name="ce1" table:formula="of:=[.G5]&amp;&quot;,&quot;" office:value-type="string" office:string-value="o_SCHL," calcext:value-type="string">
            <text:p>o_SCHL,</text:p>
          </table:table-cell>
          <table:table-cell table:style-name="ce1" table:formula="of:=&quot;case &quot;&amp;[.G5]&amp;&quot;:&quot;" office:value-type="string" office:string-value="case o_SCHL:" calcext:value-type="string">
            <text:p>case o_SCHL:</text:p>
          </table:table-cell>
          <table:table-cell table:style-name="ce2" office:value-type="string" calcext:value-type="string">
            <text:p>nicht notwendig</text:p>
          </table:table-cell>
          <table:table-cell table:number-columns-repeated="1010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string" calcext:value-type="string">
            <text:p>SEX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formula="of:=[.E5]*[.D6]" office:value-type="float" office:value="2000" calcext:value-type="float">
            <text:p>2.000</text:p>
          </table:table-cell>
          <table:table-cell table:style-name="ce1" office:value-type="string" calcext:value-type="string">
            <text:p>o_</text:p>
          </table:table-cell>
          <table:table-cell table:style-name="ce1" table:formula="of:=[.F6]&amp;[.C6]" office:value-type="string" office:string-value="o_SEX" calcext:value-type="string">
            <text:p>o_SEX</text:p>
          </table:table-cell>
          <table:table-cell table:style-name="ce1" office:value-type="string" calcext:value-type="string">
            <text:p>Enu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ss13acs_hierarchy_&quot;&amp;[.G6]" office:value-type="string" office:string-value="ss13acs_hierarchy_o_SEX" calcext:value-type="string">
            <text:p>ss13acs_hierarchy_o_SEX</text:p>
          </table:table-cell>
          <table:table-cell table:style-name="ce1" table:formula="of:=[.G6]&amp;&quot;,&quot;" office:value-type="string" office:string-value="o_SEX," calcext:value-type="string">
            <text:p>o_SEX,</text:p>
          </table:table-cell>
          <table:table-cell table:style-name="ce1" table:formula="of:=&quot;case &quot;&amp;[.G6]&amp;&quot;:&quot;" office:value-type="string" office:string-value="case o_SEX:" calcext:value-type="string">
            <text:p>case o_SEX:</text:p>
          </table:table-cell>
          <table:table-cell table:style-name="ce2" office:value-type="string" calcext:value-type="string">
            <text:p>nicht notwendig</text:p>
          </table:table-cell>
          <table:table-cell table:number-columns-repeated="1010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string" calcext:value-type="string">
            <text:p>RELP</text:p>
          </table:table-cell>
          <table:table-cell table:style-name="ce1" office:value-type="float" office:value="5" calcext:value-type="float">
            <text:p>5</text:p>
          </table:table-cell>
          <table:table-cell table:style-name="ce4" table:formula="of:=[.E6]*[.D7]" office:value-type="float" office:value="10000" calcext:value-type="float">
            <text:p>10.000</text:p>
          </table:table-cell>
          <table:table-cell table:style-name="ce1" office:value-type="string" calcext:value-type="string">
            <text:p>o_</text:p>
          </table:table-cell>
          <table:table-cell table:style-name="ce1" table:formula="of:=[.F7]&amp;[.C7]" office:value-type="string" office:string-value="o_RELP" calcext:value-type="string">
            <text:p>o_RELP</text:p>
          </table:table-cell>
          <table:table-cell table:style-name="ce1" office:value-type="string" calcext:value-type="string">
            <text:p>Enu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&quot;ss13acs_hierarchy_&quot;&amp;[.G7]" office:value-type="string" office:string-value="ss13acs_hierarchy_o_RELP" calcext:value-type="string">
            <text:p>ss13acs_hierarchy_o_RELP</text:p>
          </table:table-cell>
          <table:table-cell table:style-name="ce1" table:formula="of:=[.G7]&amp;&quot;,&quot;" office:value-type="string" office:string-value="o_RELP," calcext:value-type="string">
            <text:p>o_RELP,</text:p>
          </table:table-cell>
          <table:table-cell table:style-name="ce1" table:formula="of:=&quot;case &quot;&amp;[.G7]&amp;&quot;:&quot;" office:value-type="string" office:string-value="case o_RELP:" calcext:value-type="string">
            <text:p>case o_RELP:</text:p>
          </table:table-cell>
          <table:table-cell table:style-name="ce2" office:value-type="string" calcext:value-type="string">
            <text:p>nicht notwendig</text:p>
          </table:table-cell>
          <table:table-cell table:number-columns-repeated="101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IT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formula="of:=[.E7]*[.D8]" office:value-type="float" office:value="30000" calcext:value-type="float">
            <text:p>30.000</text:p>
          </table:table-cell>
          <table:table-cell table:style-name="ce1" office:value-type="string" calcext:value-type="string">
            <text:p>o_</text:p>
          </table:table-cell>
          <table:table-cell table:style-name="ce1" table:formula="of:=[.F8]&amp;[.C8]" office:value-type="string" office:string-value="o_CIT" calcext:value-type="string">
            <text:p>o_CIT</text:p>
          </table:table-cell>
          <table:table-cell table:style-name="ce1" office:value-type="string" calcext:value-type="string">
            <text:p>Enu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&quot;ss13acs_hierarchy_&quot;&amp;[.G8]" office:value-type="string" office:string-value="ss13acs_hierarchy_o_CIT" calcext:value-type="string">
            <text:p>ss13acs_hierarchy_o_CIT</text:p>
          </table:table-cell>
          <table:table-cell table:style-name="ce1" table:formula="of:=[.G8]&amp;&quot;,&quot;" office:value-type="string" office:string-value="o_CIT," calcext:value-type="string">
            <text:p>o_CIT,</text:p>
          </table:table-cell>
          <table:table-cell table:style-name="ce1" table:formula="of:=&quot;case &quot;&amp;[.G8]&amp;&quot;:&quot;" office:value-type="string" office:string-value="case o_CIT:" calcext:value-type="string">
            <text:p>case o_CIT:</text:p>
          </table:table-cell>
          <table:table-cell table:style-name="ce2" office:value-type="string" calcext:value-type="string">
            <text:p>nicht notwendig</text:p>
          </table:table-cell>
          <table:table-cell table:style-name="ce2" office:value-type="string" calcext:value-type="string">
            <text:p>Target Size:</text:p>
          </table:table-cell>
          <table:table-cell table:style-name="ce4" table:formula="of:=2^23" office:value-type="float" office:value="8388608" calcext:value-type="float">
            <text:p>8.388.608</text:p>
          </table:table-cell>
          <table:table-cell table:style-name="ce2" table:number-columns-repeated="100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W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formula="of:=[.E8]*[.D9]" office:value-type="float" office:value="120000" calcext:value-type="float">
            <text:p>120.000</text:p>
          </table:table-cell>
          <table:table-cell table:style-name="ce1" office:value-type="string" calcext:value-type="string">
            <text:p>o_</text:p>
          </table:table-cell>
          <table:table-cell table:style-name="ce1" table:formula="of:=[.F9]&amp;[.C9]" office:value-type="string" office:string-value="o_COW" calcext:value-type="string">
            <text:p>o_COW</text:p>
          </table:table-cell>
          <table:table-cell table:style-name="ce1" office:value-type="string" calcext:value-type="string">
            <text:p>Enu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&quot;ss13acs_hierarchy_&quot;&amp;[.G9]" office:value-type="string" office:string-value="ss13acs_hierarchy_o_COW" calcext:value-type="string">
            <text:p>ss13acs_hierarchy_o_COW</text:p>
          </table:table-cell>
          <table:table-cell table:style-name="ce1" table:formula="of:=[.G9]&amp;&quot;,&quot;" office:value-type="string" office:string-value="o_COW," calcext:value-type="string">
            <text:p>o_COW,</text:p>
          </table:table-cell>
          <table:table-cell table:style-name="ce1" table:formula="of:=&quot;case &quot;&amp;[.G9]&amp;&quot;:&quot;" office:value-type="string" office:string-value="case o_COW:" calcext:value-type="string">
            <text:p>case o_COW:</text:p>
          </table:table-cell>
          <table:table-cell table:style-name="ce2" office:value-type="string" calcext:value-type="string">
            <text:p>nicht notwendig</text:p>
          </table:table-cell>
          <table:table-cell table:style-name="ce2" table:number-columns-repeated="10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WGTP</text:p>
          </table:table-cell>
          <table:table-cell table:style-name="ce1" office:value-type="float" office:value="6" calcext:value-type="float">
            <text:p>6</text:p>
          </table:table-cell>
          <table:table-cell table:style-name="ce4" table:formula="of:=[.E9]*[.D10]" office:value-type="float" office:value="720000" calcext:value-type="float">
            <text:p>720.000</text:p>
          </table:table-cell>
          <table:table-cell table:style-name="ce1" office:value-type="string" calcext:value-type="string">
            <text:p>i_</text:p>
          </table:table-cell>
          <table:table-cell table:style-name="ce1" table:formula="of:=[.F10]&amp;[.C10]" office:value-type="string" office:string-value="i_PWGTP" calcext:value-type="string">
            <text:p>i_PWGTP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table:formula="of:=&quot;ss13acs_hierarchy_&quot;&amp;[.G10]" office:value-type="string" office:string-value="ss13acs_hierarchy_i_PWGTP" calcext:value-type="string">
            <text:p>ss13acs_hierarchy_i_PWGTP</text:p>
          </table:table-cell>
          <table:table-cell table:style-name="ce1" table:formula="of:=[.G10]&amp;&quot;,&quot;" office:value-type="string" office:string-value="i_PWGTP," calcext:value-type="string">
            <text:p>i_PWGTP,</text:p>
          </table:table-cell>
          <table:table-cell table:style-name="ce1" table:formula="of:=&quot;case &quot;&amp;[.G10]&amp;&quot;:&quot;" office:value-type="string" office:string-value="case i_PWGTP:" calcext:value-type="string">
            <text:p>case i_PWGTP:</text:p>
          </table:table-cell>
          <table:table-cell office:value-type="string" calcext:value-type="string">
            <text:p>kein Mapping</text:p>
          </table:table-cell>
          <table:table-cell table:number-columns-repeated="101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GEP</text:p>
          </table:table-cell>
          <table:table-cell table:style-name="ce1" office:value-type="float" office:value="6" calcext:value-type="float">
            <text:p>6</text:p>
          </table:table-cell>
          <table:table-cell table:style-name="ce4" table:formula="of:=[.E10]*[.D11]" office:value-type="float" office:value="4320000" calcext:value-type="float">
            <text:p>4.320.000</text:p>
          </table:table-cell>
          <table:table-cell table:style-name="ce1" office:value-type="string" calcext:value-type="string">
            <text:p>i_</text:p>
          </table:table-cell>
          <table:table-cell table:style-name="ce1" table:formula="of:=[.F11]&amp;[.C11]" office:value-type="string" office:string-value="i_AGEP" calcext:value-type="string">
            <text:p>i_AGEP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table:formula="of:=&quot;ss13acs_hierarchy_&quot;&amp;[.G11]" office:value-type="string" office:string-value="ss13acs_hierarchy_i_AGEP" calcext:value-type="string">
            <text:p>ss13acs_hierarchy_i_AGEP</text:p>
          </table:table-cell>
          <table:table-cell table:style-name="ce1" table:formula="of:=[.G11]&amp;&quot;,&quot;" office:value-type="string" office:string-value="i_AGEP," calcext:value-type="string">
            <text:p>i_AGEP,</text:p>
          </table:table-cell>
          <table:table-cell table:style-name="ce1" table:formula="of:=&quot;case &quot;&amp;[.G11]&amp;&quot;:&quot;" office:value-type="string" office:string-value="case i_AGEP:" calcext:value-type="string">
            <text:p>case i_AGEP:</text:p>
          </table:table-cell>
          <table:table-cell office:value-type="string" calcext:value-type="string">
            <text:p>kein Mapping</text:p>
          </table:table-cell>
          <table:table-cell table:number-columns-repeated="101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string" calcext:value-type="string">
            <text:p>FER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formula="of:=[.E11]*[.D12]" office:value-type="float" office:value="8640000" calcext:value-type="float">
            <text:p>8.640.000</text:p>
          </table:table-cell>
          <table:table-cell table:style-name="ce1" office:value-type="string" calcext:value-type="string">
            <text:p>o_</text:p>
          </table:table-cell>
          <table:table-cell table:style-name="ce1" table:formula="of:=[.F12]&amp;[.C12]" office:value-type="string" office:string-value="o_FER" calcext:value-type="string">
            <text:p>o_FER</text:p>
          </table:table-cell>
          <table:table-cell table:style-name="ce1" office:value-type="string" calcext:value-type="string">
            <text:p>Enu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&quot;ss13acs_hierarchy_&quot;&amp;[.G12]" office:value-type="string" office:string-value="ss13acs_hierarchy_o_FER" calcext:value-type="string">
            <text:p>ss13acs_hierarchy_o_FER</text:p>
          </table:table-cell>
          <table:table-cell table:style-name="ce1" table:formula="of:=[.G12]&amp;&quot;,&quot;" office:value-type="string" office:string-value="o_FER," calcext:value-type="string">
            <text:p>o_FER,</text:p>
          </table:table-cell>
          <table:table-cell table:style-name="ce1" table:formula="of:=&quot;case &quot;&amp;[.G12]&amp;&quot;:&quot;" office:value-type="string" office:string-value="case o_FER:" calcext:value-type="string">
            <text:p>case o_FER:</text:p>
          </table:table-cell>
          <table:table-cell table:style-name="ce2" office:value-type="string" calcext:value-type="string">
            <text:p>nicht notwendig</text:p>
          </table:table-cell>
          <table:table-cell table:number-columns-repeated="10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DDRS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[.E5]*[.D13]" office:value-type="float" office:value="2000" calcext:value-type="float">
            <text:p>2.000</text:p>
          </table:table-cell>
          <table:table-cell table:style-name="ce2" office:value-type="string" calcext:value-type="string">
            <text:p>e02_</text:p>
          </table:table-cell>
          <table:table-cell table:style-name="ce2" table:formula="of:=[.F13]&amp;[.C13]" office:value-type="string" office:string-value="e02_DDRS" calcext:value-type="string">
            <text:p>e02_DDRS</text:p>
          </table:table-cell>
          <table:table-cell table:style-name="ce2" office:value-type="string" calcext:value-type="string">
            <text:p>Enu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ss13acs_hierarchy_&quot;&amp;[.G13]" office:value-type="string" office:string-value="ss13acs_hierarchy_e02_DDRS" calcext:value-type="string">
            <text:p>ss13acs_hierarchy_e02_DDRS</text:p>
          </table:table-cell>
          <table:table-cell table:style-name="ce2" table:formula="of:=[.G13]&amp;&quot;,&quot;" office:value-type="string" office:string-value="e02_DDRS," calcext:value-type="string">
            <text:p>e02_DDRS,</text:p>
          </table:table-cell>
          <table:table-cell table:style-name="ce2" table:formula="of:=&quot;case &quot;&amp;[.G13]&amp;&quot;:&quot;" office:value-type="string" office:string-value="case e02_DDRS:" calcext:value-type="string">
            <text:p>case e02_DDRS: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DEAR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[.E13]*[.D14]" office:value-type="float" office:value="4000" calcext:value-type="float">
            <text:p>4.000</text:p>
          </table:table-cell>
          <table:table-cell table:style-name="ce2" office:value-type="string" calcext:value-type="string">
            <text:p>e02_</text:p>
          </table:table-cell>
          <table:table-cell table:style-name="ce2" table:formula="of:=[.F14]&amp;[.C14]" office:value-type="string" office:string-value="e02_DEAR" calcext:value-type="string">
            <text:p>e02_DEAR</text:p>
          </table:table-cell>
          <table:table-cell table:style-name="ce2" office:value-type="string" calcext:value-type="string">
            <text:p>Enu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ss13acs_hierarchy_&quot;&amp;[.G14]" office:value-type="string" office:string-value="ss13acs_hierarchy_e02_DEAR" calcext:value-type="string">
            <text:p>ss13acs_hierarchy_e02_DEAR</text:p>
          </table:table-cell>
          <table:table-cell table:style-name="ce2" table:formula="of:=[.G14]&amp;&quot;,&quot;" office:value-type="string" office:string-value="e02_DEAR," calcext:value-type="string">
            <text:p>e02_DEAR,</text:p>
          </table:table-cell>
          <table:table-cell table:style-name="ce2" table:formula="of:=&quot;case &quot;&amp;[.G14]&amp;&quot;:&quot;" office:value-type="string" office:string-value="case e02_DEAR:" calcext:value-type="string">
            <text:p>case e02_DEAR: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string" calcext:value-type="string">
            <text:p>DEY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[.E14]*[.D15]" office:value-type="float" office:value="8000" calcext:value-type="float">
            <text:p>8.000</text:p>
          </table:table-cell>
          <table:table-cell table:style-name="ce2" office:value-type="string" calcext:value-type="string">
            <text:p>e02_</text:p>
          </table:table-cell>
          <table:table-cell table:style-name="ce2" table:formula="of:=[.F15]&amp;[.C15]" office:value-type="string" office:string-value="e02_DEYE" calcext:value-type="string">
            <text:p>e02_DEYE</text:p>
          </table:table-cell>
          <table:table-cell table:style-name="ce2" office:value-type="string" calcext:value-type="string">
            <text:p>Enu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ss13acs_hierarchy_&quot;&amp;[.G15]" office:value-type="string" office:string-value="ss13acs_hierarchy_e02_DEYE" calcext:value-type="string">
            <text:p>ss13acs_hierarchy_e02_DEYE</text:p>
          </table:table-cell>
          <table:table-cell table:style-name="ce2" table:formula="of:=[.G15]&amp;&quot;,&quot;" office:value-type="string" office:string-value="e02_DEYE," calcext:value-type="string">
            <text:p>e02_DEYE,</text:p>
          </table:table-cell>
          <table:table-cell table:style-name="ce2" table:formula="of:=&quot;case &quot;&amp;[.G15]&amp;&quot;:&quot;" office:value-type="string" office:string-value="case e02_DEYE:" calcext:value-type="string">
            <text:p>case e02_DEYE: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DOUT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[.E15]*[.D16]" office:value-type="float" office:value="16000" calcext:value-type="float">
            <text:p>16.000</text:p>
          </table:table-cell>
          <table:table-cell table:style-name="ce2" office:value-type="string" calcext:value-type="string">
            <text:p>e02_</text:p>
          </table:table-cell>
          <table:table-cell table:style-name="ce2" table:formula="of:=[.F16]&amp;[.C16]" office:value-type="string" office:string-value="e02_DOUT" calcext:value-type="string">
            <text:p>e02_DOUT</text:p>
          </table:table-cell>
          <table:table-cell table:style-name="ce2" office:value-type="string" calcext:value-type="string">
            <text:p>Enu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ss13acs_hierarchy_&quot;&amp;[.G16]" office:value-type="string" office:string-value="ss13acs_hierarchy_e02_DOUT" calcext:value-type="string">
            <text:p>ss13acs_hierarchy_e02_DOUT</text:p>
          </table:table-cell>
          <table:table-cell table:style-name="ce2" table:formula="of:=[.G16]&amp;&quot;,&quot;" office:value-type="string" office:string-value="e02_DOUT," calcext:value-type="string">
            <text:p>e02_DOUT,</text:p>
          </table:table-cell>
          <table:table-cell table:style-name="ce2" table:formula="of:=&quot;case &quot;&amp;[.G16]&amp;&quot;:&quot;" office:value-type="string" office:string-value="case e02_DOUT:" calcext:value-type="string">
            <text:p>case e02_DOUT: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office:value-type="string" calcext:value-type="string">
            <text:p>DPHY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[.E16]*[.D17]" office:value-type="float" office:value="32000" calcext:value-type="float">
            <text:p>32.000</text:p>
          </table:table-cell>
          <table:table-cell table:style-name="ce2" office:value-type="string" calcext:value-type="string">
            <text:p>e02_</text:p>
          </table:table-cell>
          <table:table-cell table:style-name="ce2" table:formula="of:=[.F17]&amp;[.C17]" office:value-type="string" office:string-value="e02_DPHY" calcext:value-type="string">
            <text:p>e02_DPHY</text:p>
          </table:table-cell>
          <table:table-cell table:style-name="ce2" office:value-type="string" calcext:value-type="string">
            <text:p>Enu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ss13acs_hierarchy_&quot;&amp;[.G17]" office:value-type="string" office:string-value="ss13acs_hierarchy_e02_DPHY" calcext:value-type="string">
            <text:p>ss13acs_hierarchy_e02_DPHY</text:p>
          </table:table-cell>
          <table:table-cell table:style-name="ce2" table:formula="of:=[.G17]&amp;&quot;,&quot;" office:value-type="string" office:string-value="e02_DPHY," calcext:value-type="string">
            <text:p>e02_DPHY,</text:p>
          </table:table-cell>
          <table:table-cell table:style-name="ce2" table:formula="of:=&quot;case &quot;&amp;[.G17]&amp;&quot;:&quot;" office:value-type="string" office:string-value="case e02_DPHY:" calcext:value-type="string">
            <text:p>case e02_DPHY: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DRAT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[.E17]*[.D18]" office:value-type="float" office:value="64000" calcext:value-type="float">
            <text:p>64.000</text:p>
          </table:table-cell>
          <table:table-cell table:style-name="ce2" office:value-type="string" calcext:value-type="string">
            <text:p>e06_</text:p>
          </table:table-cell>
          <table:table-cell table:style-name="ce2" table:formula="of:=[.F18]&amp;[.C18]" office:value-type="string" office:string-value="e06_DRAT" calcext:value-type="string">
            <text:p>e06_DRAT</text:p>
          </table:table-cell>
          <table:table-cell table:style-name="ce2" office:value-type="string" calcext:value-type="string">
            <text:p>Enu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ss13acs_hierarchy_&quot;&amp;[.G18]" office:value-type="string" office:string-value="ss13acs_hierarchy_e06_DRAT" calcext:value-type="string">
            <text:p>ss13acs_hierarchy_e06_DRAT</text:p>
          </table:table-cell>
          <table:table-cell table:style-name="ce2" table:formula="of:=[.G18]&amp;&quot;,&quot;" office:value-type="string" office:string-value="e06_DRAT," calcext:value-type="string">
            <text:p>e06_DRAT,</text:p>
          </table:table-cell>
          <table:table-cell table:style-name="ce2" table:formula="of:=&quot;case &quot;&amp;[.G18]&amp;&quot;:&quot;" office:value-type="string" office:string-value="case e06_DRAT:" calcext:value-type="string">
            <text:p>case e06_DRAT: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office:value-type="string" calcext:value-type="string">
            <text:p>DRATX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[.E18]*[.D19]" office:value-type="float" office:value="128000" calcext:value-type="float">
            <text:p>128.000</text:p>
          </table:table-cell>
          <table:table-cell table:style-name="ce2" office:value-type="string" calcext:value-type="string">
            <text:p>e02_</text:p>
          </table:table-cell>
          <table:table-cell table:style-name="ce2" table:formula="of:=[.F19]&amp;[.C19]" office:value-type="string" office:string-value="e02_DRATX" calcext:value-type="string">
            <text:p>e02_DRATX</text:p>
          </table:table-cell>
          <table:table-cell table:style-name="ce2" office:value-type="string" calcext:value-type="string">
            <text:p>Enu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ss13acs_hierarchy_&quot;&amp;[.G19]" office:value-type="string" office:string-value="ss13acs_hierarchy_e02_DRATX" calcext:value-type="string">
            <text:p>ss13acs_hierarchy_e02_DRATX</text:p>
          </table:table-cell>
          <table:table-cell table:style-name="ce2" table:formula="of:=[.G19]&amp;&quot;,&quot;" office:value-type="string" office:string-value="e02_DRATX," calcext:value-type="string">
            <text:p>e02_DRATX,</text:p>
          </table:table-cell>
          <table:table-cell table:style-name="ce2" table:formula="of:=&quot;case &quot;&amp;[.G19]&amp;&quot;:&quot;" office:value-type="string" office:string-value="case e02_DRATX:" calcext:value-type="string">
            <text:p>case e02_DRATX:</text:p>
          </table:table-cell>
          <table:table-cell table:style-name="ce2"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REM</text:p>
          </table:table-cell>
          <table:table-cell office:value-type="float" office:value="2" calcext:value-type="float">
            <text:p>2</text:p>
          </table:table-cell>
          <table:table-cell table:formula="of:=[.E19]*[.D20]" office:value-type="float" office:value="256000" calcext:value-type="float">
            <text:p>256.000</text:p>
          </table:table-cell>
          <table:table-cell office:value-type="string" calcext:value-type="string">
            <text:p>e02_</text:p>
          </table:table-cell>
          <table:table-cell table:formula="of:=[.F20]&amp;[.C20]" office:value-type="string" office:string-value="e02_DREM" calcext:value-type="string">
            <text:p>e02_DREM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ss13acs_hierarchy_&quot;&amp;[.G20]" office:value-type="string" office:string-value="ss13acs_hierarchy_e02_DREM" calcext:value-type="string">
            <text:p>ss13acs_hierarchy_e02_DREM</text:p>
          </table:table-cell>
          <table:table-cell table:formula="of:=[.G20]&amp;&quot;,&quot;" office:value-type="string" office:string-value="e02_DREM," calcext:value-type="string">
            <text:p>e02_DREM,</text:p>
          </table:table-cell>
          <table:table-cell table:formula="of:=&quot;case &quot;&amp;[.G20]&amp;&quot;:&quot;" office:value-type="string" office:string-value="case e02_DREM:" calcext:value-type="string">
            <text:p>case e02_DREM: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NG</text:p>
          </table:table-cell>
          <table:table-cell office:value-type="float" office:value="2" calcext:value-type="float">
            <text:p>2</text:p>
          </table:table-cell>
          <table:table-cell table:formula="of:=[.E20]*[.D21]" office:value-type="float" office:value="512000" calcext:value-type="float">
            <text:p>512.000</text:p>
          </table:table-cell>
          <table:table-cell office:value-type="string" calcext:value-type="string">
            <text:p>e04_</text:p>
          </table:table-cell>
          <table:table-cell table:formula="of:=[.F21]&amp;[.C21]" office:value-type="string" office:string-value="e04_ENG" calcext:value-type="string">
            <text:p>e04_ENG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&quot;ss13acs_hierarchy_&quot;&amp;[.G21]" office:value-type="string" office:string-value="ss13acs_hierarchy_e04_ENG" calcext:value-type="string">
            <text:p>ss13acs_hierarchy_e04_ENG</text:p>
          </table:table-cell>
          <table:table-cell table:formula="of:=[.G21]&amp;&quot;,&quot;" office:value-type="string" office:string-value="e04_ENG," calcext:value-type="string">
            <text:p>e04_ENG,</text:p>
          </table:table-cell>
          <table:table-cell table:formula="of:=&quot;case &quot;&amp;[.G21]&amp;&quot;:&quot;" office:value-type="string" office:string-value="case e04_ENG:" calcext:value-type="string">
            <text:p>case e04_ENG: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GCL</text:p>
          </table:table-cell>
          <table:table-cell office:value-type="float" office:value="2" calcext:value-type="float">
            <text:p>2</text:p>
          </table:table-cell>
          <table:table-cell table:formula="of:=[.E21]*[.D22]" office:value-type="float" office:value="1024000" calcext:value-type="float">
            <text:p>1.024.000</text:p>
          </table:table-cell>
          <table:table-cell office:value-type="string" calcext:value-type="string">
            <text:p>e02_</text:p>
          </table:table-cell>
          <table:table-cell table:formula="of:=[.F22]&amp;[.C22]" office:value-type="string" office:string-value="e02_GCL" calcext:value-type="string">
            <text:p>e02_GCL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ss13acs_hierarchy_&quot;&amp;[.G22]" office:value-type="string" office:string-value="ss13acs_hierarchy_e02_GCL" calcext:value-type="string">
            <text:p>ss13acs_hierarchy_e02_GCL</text:p>
          </table:table-cell>
          <table:table-cell table:formula="of:=[.G22]&amp;&quot;,&quot;" office:value-type="string" office:string-value="e02_GCL," calcext:value-type="string">
            <text:p>e02_GCL,</text:p>
          </table:table-cell>
          <table:table-cell table:formula="of:=&quot;case &quot;&amp;[.G22]&amp;&quot;:&quot;" office:value-type="string" office:string-value="case e02_GCL:" calcext:value-type="string">
            <text:p>case e02_GCL: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GCM</text:p>
          </table:table-cell>
          <table:table-cell office:value-type="float" office:value="2" calcext:value-type="float">
            <text:p>2</text:p>
          </table:table-cell>
          <table:table-cell table:formula="of:=[.E22]*[.D23]" office:value-type="float" office:value="2048000" calcext:value-type="float">
            <text:p>2.048.000</text:p>
          </table:table-cell>
          <table:table-cell office:value-type="string" calcext:value-type="string">
            <text:p>e05_</text:p>
          </table:table-cell>
          <table:table-cell table:formula="of:=[.F23]&amp;[.C23]" office:value-type="string" office:string-value="e05_GCM" calcext:value-type="string">
            <text:p>e05_GCM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&quot;ss13acs_hierarchy_&quot;&amp;[.G23]" office:value-type="string" office:string-value="ss13acs_hierarchy_e05_GCM" calcext:value-type="string">
            <text:p>ss13acs_hierarchy_e05_GCM</text:p>
          </table:table-cell>
          <table:table-cell table:formula="of:=[.G23]&amp;&quot;,&quot;" office:value-type="string" office:string-value="e05_GCM," calcext:value-type="string">
            <text:p>e05_GCM,</text:p>
          </table:table-cell>
          <table:table-cell table:formula="of:=&quot;case &quot;&amp;[.G23]&amp;&quot;:&quot;" office:value-type="string" office:string-value="case e05_GCM:" calcext:value-type="string">
            <text:p>case e05_GCM: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CR</text:p>
          </table:table-cell>
          <table:table-cell office:value-type="float" office:value="2" calcext:value-type="float">
            <text:p>2</text:p>
          </table:table-cell>
          <table:table-cell table:formula="of:=[.E23]*[.D24]" office:value-type="float" office:value="4096000" calcext:value-type="float">
            <text:p>4.096.000</text:p>
          </table:table-cell>
          <table:table-cell office:value-type="string" calcext:value-type="string">
            <text:p>e02_</text:p>
          </table:table-cell>
          <table:table-cell table:formula="of:=[.F24]&amp;[.C24]" office:value-type="string" office:string-value="e02_GCR" calcext:value-type="string">
            <text:p>e02_GCR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ss13acs_hierarchy_&quot;&amp;[.G24]" office:value-type="string" office:string-value="ss13acs_hierarchy_e02_GCR" calcext:value-type="string">
            <text:p>ss13acs_hierarchy_e02_GCR</text:p>
          </table:table-cell>
          <table:table-cell table:formula="of:=[.G24]&amp;&quot;,&quot;" office:value-type="string" office:string-value="e02_GCR," calcext:value-type="string">
            <text:p>e02_GCR,</text:p>
          </table:table-cell>
          <table:table-cell table:formula="of:=&quot;case &quot;&amp;[.G24]&amp;&quot;:&quot;" office:value-type="string" office:string-value="case e02_GCR:" calcext:value-type="string">
            <text:p>case e02_GCR: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HINS1</text:p>
          </table:table-cell>
          <table:table-cell office:value-type="float" office:value="2" calcext:value-type="float">
            <text:p>2</text:p>
          </table:table-cell>
          <table:table-cell table:formula="of:=[.E24]*[.D25]" office:value-type="float" office:value="8192000" calcext:value-type="float">
            <text:p>8.192.000</text:p>
          </table:table-cell>
          <table:table-cell office:value-type="string" calcext:value-type="string">
            <text:p>e02_</text:p>
          </table:table-cell>
          <table:table-cell table:formula="of:=[.F25]&amp;[.C25]" office:value-type="string" office:string-value="e02_HINS1" calcext:value-type="string">
            <text:p>e02_HINS1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ss13acs_hierarchy_&quot;&amp;[.G25]" office:value-type="string" office:string-value="ss13acs_hierarchy_e02_HINS1" calcext:value-type="string">
            <text:p>ss13acs_hierarchy_e02_HINS1</text:p>
          </table:table-cell>
          <table:table-cell table:formula="of:=[.G25]&amp;&quot;,&quot;" office:value-type="string" office:string-value="e02_HINS1," calcext:value-type="string">
            <text:p>e02_HINS1,</text:p>
          </table:table-cell>
          <table:table-cell table:formula="of:=&quot;case &quot;&amp;[.G25]&amp;&quot;:&quot;" office:value-type="string" office:string-value="case e02_HINS1:" calcext:value-type="string">
            <text:p>case e02_HINS1: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INS2</text:p>
          </table:table-cell>
          <table:table-cell office:value-type="float" office:value="2" calcext:value-type="float">
            <text:p>2</text:p>
          </table:table-cell>
          <table:table-cell table:formula="of:=[.E25]*[.D26]" office:value-type="float" office:value="16384000" calcext:value-type="float">
            <text:p>16.384.000</text:p>
          </table:table-cell>
          <table:table-cell office:value-type="string" calcext:value-type="string">
            <text:p>e02_</text:p>
          </table:table-cell>
          <table:table-cell table:formula="of:=[.F26]&amp;[.C26]" office:value-type="string" office:string-value="e02_HINS2" calcext:value-type="string">
            <text:p>e02_HINS2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ss13acs_hierarchy_&quot;&amp;[.G26]" office:value-type="string" office:string-value="ss13acs_hierarchy_e02_HINS2" calcext:value-type="string">
            <text:p>ss13acs_hierarchy_e02_HINS2</text:p>
          </table:table-cell>
          <table:table-cell table:formula="of:=[.G26]&amp;&quot;,&quot;" office:value-type="string" office:string-value="e02_HINS2," calcext:value-type="string">
            <text:p>e02_HINS2,</text:p>
          </table:table-cell>
          <table:table-cell table:formula="of:=&quot;case &quot;&amp;[.G26]&amp;&quot;:&quot;" office:value-type="string" office:string-value="case e02_HINS2:" calcext:value-type="string">
            <text:p>case e02_HINS2: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INS3</text:p>
          </table:table-cell>
          <table:table-cell office:value-type="float" office:value="2" calcext:value-type="float">
            <text:p>2</text:p>
          </table:table-cell>
          <table:table-cell table:formula="of:=[.E26]*[.D27]" office:value-type="float" office:value="32768000" calcext:value-type="float">
            <text:p>32.768.000</text:p>
          </table:table-cell>
          <table:table-cell office:value-type="string" calcext:value-type="string">
            <text:p>e02_</text:p>
          </table:table-cell>
          <table:table-cell table:formula="of:=[.F27]&amp;[.C27]" office:value-type="string" office:string-value="e02_HINS3" calcext:value-type="string">
            <text:p>e02_HINS3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ss13acs_hierarchy_&quot;&amp;[.G27]" office:value-type="string" office:string-value="ss13acs_hierarchy_e02_HINS3" calcext:value-type="string">
            <text:p>ss13acs_hierarchy_e02_HINS3</text:p>
          </table:table-cell>
          <table:table-cell table:formula="of:=[.G27]&amp;&quot;,&quot;" office:value-type="string" office:string-value="e02_HINS3," calcext:value-type="string">
            <text:p>e02_HINS3,</text:p>
          </table:table-cell>
          <table:table-cell table:formula="of:=&quot;case &quot;&amp;[.G27]&amp;&quot;:&quot;" office:value-type="string" office:string-value="case e02_HINS3:" calcext:value-type="string">
            <text:p>case e02_HINS3: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HINS4</text:p>
          </table:table-cell>
          <table:table-cell office:value-type="float" office:value="2" calcext:value-type="float">
            <text:p>2</text:p>
          </table:table-cell>
          <table:table-cell table:formula="of:=[.E27]*[.D28]" office:value-type="float" office:value="65536000" calcext:value-type="float">
            <text:p>65.536.000</text:p>
          </table:table-cell>
          <table:table-cell office:value-type="string" calcext:value-type="string">
            <text:p>e02_</text:p>
          </table:table-cell>
          <table:table-cell table:formula="of:=[.F28]&amp;[.C28]" office:value-type="string" office:string-value="e02_HINS4" calcext:value-type="string">
            <text:p>e02_HINS4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ss13acs_hierarchy_&quot;&amp;[.G28]" office:value-type="string" office:string-value="ss13acs_hierarchy_e02_HINS4" calcext:value-type="string">
            <text:p>ss13acs_hierarchy_e02_HINS4</text:p>
          </table:table-cell>
          <table:table-cell table:formula="of:=[.G28]&amp;&quot;,&quot;" office:value-type="string" office:string-value="e02_HINS4," calcext:value-type="string">
            <text:p>e02_HINS4,</text:p>
          </table:table-cell>
          <table:table-cell table:formula="of:=&quot;case &quot;&amp;[.G28]&amp;&quot;:&quot;" office:value-type="string" office:string-value="case e02_HINS4:" calcext:value-type="string">
            <text:p>case e02_HINS4: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HINS5</text:p>
          </table:table-cell>
          <table:table-cell office:value-type="float" office:value="2" calcext:value-type="float">
            <text:p>2</text:p>
          </table:table-cell>
          <table:table-cell table:formula="of:=[.E28]*[.D29]" office:value-type="float" office:value="131072000" calcext:value-type="float">
            <text:p>131.072.000</text:p>
          </table:table-cell>
          <table:table-cell office:value-type="string" calcext:value-type="string">
            <text:p>e02_</text:p>
          </table:table-cell>
          <table:table-cell table:formula="of:=[.F29]&amp;[.C29]" office:value-type="string" office:string-value="e02_HINS5" calcext:value-type="string">
            <text:p>e02_HINS5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ss13acs_hierarchy_&quot;&amp;[.G29]" office:value-type="string" office:string-value="ss13acs_hierarchy_e02_HINS5" calcext:value-type="string">
            <text:p>ss13acs_hierarchy_e02_HINS5</text:p>
          </table:table-cell>
          <table:table-cell table:formula="of:=[.G29]&amp;&quot;,&quot;" office:value-type="string" office:string-value="e02_HINS5," calcext:value-type="string">
            <text:p>e02_HINS5,</text:p>
          </table:table-cell>
          <table:table-cell table:formula="of:=&quot;case &quot;&amp;[.G29]&amp;&quot;:&quot;" office:value-type="string" office:string-value="case e02_HINS5:" calcext:value-type="string">
            <text:p>case e02_HINS5: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HINS6</text:p>
          </table:table-cell>
          <table:table-cell office:value-type="float" office:value="2" calcext:value-type="float">
            <text:p>2</text:p>
          </table:table-cell>
          <table:table-cell table:formula="of:=[.E29]*[.D30]" office:value-type="float" office:value="262144000" calcext:value-type="float">
            <text:p>262.144.000</text:p>
          </table:table-cell>
          <table:table-cell office:value-type="string" calcext:value-type="string">
            <text:p>e02_</text:p>
          </table:table-cell>
          <table:table-cell table:formula="of:=[.F30]&amp;[.C30]" office:value-type="string" office:string-value="e02_HINS6" calcext:value-type="string">
            <text:p>e02_HINS6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ss13acs_hierarchy_&quot;&amp;[.G30]" office:value-type="string" office:string-value="ss13acs_hierarchy_e02_HINS6" calcext:value-type="string">
            <text:p>ss13acs_hierarchy_e02_HINS6</text:p>
          </table:table-cell>
          <table:table-cell table:formula="of:=[.G30]&amp;&quot;,&quot;" office:value-type="string" office:string-value="e02_HINS6," calcext:value-type="string">
            <text:p>e02_HINS6,</text:p>
          </table:table-cell>
          <table:table-cell table:formula="of:=&quot;case &quot;&amp;[.G30]&amp;&quot;:&quot;" office:value-type="string" office:string-value="case e02_HINS6:" calcext:value-type="string">
            <text:p>case e02_HINS6: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HINS7</text:p>
          </table:table-cell>
          <table:table-cell office:value-type="float" office:value="2" calcext:value-type="float">
            <text:p>2</text:p>
          </table:table-cell>
          <table:table-cell table:formula="of:=[.E30]*[.D31]" office:value-type="float" office:value="524288000" calcext:value-type="float">
            <text:p>524.288.000</text:p>
          </table:table-cell>
          <table:table-cell office:value-type="string" calcext:value-type="string">
            <text:p>e02_</text:p>
          </table:table-cell>
          <table:table-cell table:formula="of:=[.F31]&amp;[.C31]" office:value-type="string" office:string-value="e02_HINS7" calcext:value-type="string">
            <text:p>e02_HINS7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ss13acs_hierarchy_&quot;&amp;[.G31]" office:value-type="string" office:string-value="ss13acs_hierarchy_e02_HINS7" calcext:value-type="string">
            <text:p>ss13acs_hierarchy_e02_HINS7</text:p>
          </table:table-cell>
          <table:table-cell table:formula="of:=[.G31]&amp;&quot;,&quot;" office:value-type="string" office:string-value="e02_HINS7," calcext:value-type="string">
            <text:p>e02_HINS7,</text:p>
          </table:table-cell>
          <table:table-cell table:formula="of:=&quot;case &quot;&amp;[.G31]&amp;&quot;:&quot;" office:value-type="string" office:string-value="case e02_HINS7:" calcext:value-type="string">
            <text:p>case e02_HINS7: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JWRIP</text:p>
          </table:table-cell>
          <table:table-cell office:value-type="float" office:value="2" calcext:value-type="float">
            <text:p>2</text:p>
          </table:table-cell>
          <table:table-cell table:formula="of:=[.E31]*[.D32]" office:value-type="float" office:value="1048576000" calcext:value-type="float">
            <text:p>1.048.576.000</text:p>
          </table:table-cell>
          <table:table-cell table:formula="of:=&quot;e&quot;&amp;[.J32]&amp;&quot;_&quot;" office:value-type="string" office:string-value="e10_" calcext:value-type="string">
            <text:p>e10_</text:p>
          </table:table-cell>
          <table:table-cell table:formula="of:=[.F32]&amp;[.C32]" office:value-type="string" office:string-value="e10_JWRIP" calcext:value-type="string">
            <text:p>e10_JWRIP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&quot;ss13acs_hierarchy_&quot;&amp;[.G32]" office:value-type="string" office:string-value="ss13acs_hierarchy_e10_JWRIP" calcext:value-type="string">
            <text:p>ss13acs_hierarchy_e10_JWRIP</text:p>
          </table:table-cell>
          <table:table-cell table:formula="of:=[.G32]&amp;&quot;,&quot;" office:value-type="string" office:string-value="e10_JWRIP," calcext:value-type="string">
            <text:p>e10_JWRIP,</text:p>
          </table:table-cell>
          <table:table-cell table:formula="of:=&quot;case &quot;&amp;[.G32]&amp;&quot;:&quot;" office:value-type="string" office:string-value="case e10_JWRIP:" calcext:value-type="string">
            <text:p>case e10_JWRIP: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JWTR</text:p>
          </table:table-cell>
          <table:table-cell office:value-type="float" office:value="2" calcext:value-type="float">
            <text:p>2</text:p>
          </table:table-cell>
          <table:table-cell table:formula="of:=[.E32]*[.D33]" office:value-type="float" office:value="2097152000" calcext:value-type="float">
            <text:p>2.097.152.000</text:p>
          </table:table-cell>
          <table:table-cell table:formula="of:=&quot;e&quot;&amp;[.J33]&amp;&quot;_&quot;" office:value-type="string" office:string-value="e12_" calcext:value-type="string">
            <text:p>e12_</text:p>
          </table:table-cell>
          <table:table-cell table:formula="of:=[.F33]&amp;[.C33]" office:value-type="string" office:string-value="e12_JWTR" calcext:value-type="string">
            <text:p>e12_JWTR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&quot;ss13acs_hierarchy_&quot;&amp;[.G33]" office:value-type="string" office:string-value="ss13acs_hierarchy_e12_JWTR" calcext:value-type="string">
            <text:p>ss13acs_hierarchy_e12_JWTR</text:p>
          </table:table-cell>
          <table:table-cell table:formula="of:=[.G33]&amp;&quot;,&quot;" office:value-type="string" office:string-value="e12_JWTR," calcext:value-type="string">
            <text:p>e12_JWTR,</text:p>
          </table:table-cell>
          <table:table-cell table:formula="of:=&quot;case &quot;&amp;[.G33]&amp;&quot;:&quot;" office:value-type="string" office:string-value="case e12_JWTR:" calcext:value-type="string">
            <text:p>case e12_JWTR: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ANX</text:p>
          </table:table-cell>
          <table:table-cell office:value-type="float" office:value="2" calcext:value-type="float">
            <text:p>2</text:p>
          </table:table-cell>
          <table:table-cell table:formula="of:=[.E33]*[.D34]" office:value-type="float" office:value="4194304000" calcext:value-type="float">
            <text:p>4.194.304.000</text:p>
          </table:table-cell>
          <table:table-cell office:value-type="string" calcext:value-type="string">
            <text:p>e02_</text:p>
          </table:table-cell>
          <table:table-cell table:formula="of:=[.F34]&amp;[.C34]" office:value-type="string" office:string-value="e02_LANX" calcext:value-type="string">
            <text:p>e02_LANX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ss13acs_hierarchy_&quot;&amp;[.G34]" office:value-type="string" office:string-value="ss13acs_hierarchy_e02_LANX" calcext:value-type="string">
            <text:p>ss13acs_hierarchy_e02_LANX</text:p>
          </table:table-cell>
          <table:table-cell table:formula="of:=[.G34]&amp;&quot;,&quot;" office:value-type="string" office:string-value="e02_LANX," calcext:value-type="string">
            <text:p>e02_LANX,</text:p>
          </table:table-cell>
          <table:table-cell table:formula="of:=&quot;case &quot;&amp;[.G34]&amp;&quot;:&quot;" office:value-type="string" office:string-value="case e02_LANX:" calcext:value-type="string">
            <text:p>case e02_LANX: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MAR</text:p>
          </table:table-cell>
          <table:table-cell office:value-type="float" office:value="2" calcext:value-type="float">
            <text:p>2</text:p>
          </table:table-cell>
          <table:table-cell table:formula="of:=[.E34]*[.D35]" office:value-type="float" office:value="8388608000" calcext:value-type="float">
            <text:p>8.388.608.000</text:p>
          </table:table-cell>
          <table:table-cell office:value-type="string" calcext:value-type="string">
            <text:p>e05_</text:p>
          </table:table-cell>
          <table:table-cell table:formula="of:=[.F35]&amp;[.C35]" office:value-type="string" office:string-value="e05_MAR" calcext:value-type="string">
            <text:p>e05_MAR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&quot;ss13acs_hierarchy_&quot;&amp;[.G35]" office:value-type="string" office:string-value="ss13acs_hierarchy_e05_MAR" calcext:value-type="string">
            <text:p>ss13acs_hierarchy_e05_MAR</text:p>
          </table:table-cell>
          <table:table-cell table:formula="of:=[.G35]&amp;&quot;,&quot;" office:value-type="string" office:string-value="e05_MAR," calcext:value-type="string">
            <text:p>e05_MAR,</text:p>
          </table:table-cell>
          <table:table-cell table:formula="of:=&quot;case &quot;&amp;[.G35]&amp;&quot;:&quot;" office:value-type="string" office:string-value="case e05_MAR:" calcext:value-type="string">
            <text:p>case e05_MAR: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MARHD</text:p>
          </table:table-cell>
          <table:table-cell office:value-type="float" office:value="2" calcext:value-type="float">
            <text:p>2</text:p>
          </table:table-cell>
          <table:table-cell table:formula="of:=[.E35]*[.D36]" office:value-type="float" office:value="16777216000" calcext:value-type="float">
            <text:p>16.777.216.000</text:p>
          </table:table-cell>
          <table:table-cell office:value-type="string" calcext:value-type="string">
            <text:p>e02_</text:p>
          </table:table-cell>
          <table:table-cell table:formula="of:=[.F36]&amp;[.C36]" office:value-type="string" office:string-value="e02_MARHD" calcext:value-type="string">
            <text:p>e02_MARHD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ss13acs_hierarchy_&quot;&amp;[.G36]" office:value-type="string" office:string-value="ss13acs_hierarchy_e02_MARHD" calcext:value-type="string">
            <text:p>ss13acs_hierarchy_e02_MARHD</text:p>
          </table:table-cell>
          <table:table-cell table:formula="of:=[.G36]&amp;&quot;,&quot;" office:value-type="string" office:string-value="e02_MARHD," calcext:value-type="string">
            <text:p>e02_MARHD,</text:p>
          </table:table-cell>
          <table:table-cell table:formula="of:=&quot;case &quot;&amp;[.G36]&amp;&quot;:&quot;" office:value-type="string" office:string-value="case e02_MARHD:" calcext:value-type="string">
            <text:p>case e02_MARHD: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ARHM</text:p>
          </table:table-cell>
          <table:table-cell office:value-type="float" office:value="2" calcext:value-type="float">
            <text:p>2</text:p>
          </table:table-cell>
          <table:table-cell table:formula="of:=[.E36]*[.D37]" office:value-type="float" office:value="33554432000" calcext:value-type="float">
            <text:p>33.554.432.000</text:p>
          </table:table-cell>
          <table:table-cell office:value-type="string" calcext:value-type="string">
            <text:p>e02_</text:p>
          </table:table-cell>
          <table:table-cell table:formula="of:=[.F37]&amp;[.C37]" office:value-type="string" office:string-value="e02_MARHM" calcext:value-type="string">
            <text:p>e02_MARHM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ss13acs_hierarchy_&quot;&amp;[.G37]" office:value-type="string" office:string-value="ss13acs_hierarchy_e02_MARHM" calcext:value-type="string">
            <text:p>ss13acs_hierarchy_e02_MARHM</text:p>
          </table:table-cell>
          <table:table-cell table:formula="of:=[.G37]&amp;&quot;,&quot;" office:value-type="string" office:string-value="e02_MARHM," calcext:value-type="string">
            <text:p>e02_MARHM,</text:p>
          </table:table-cell>
          <table:table-cell table:formula="of:=&quot;case &quot;&amp;[.G37]&amp;&quot;:&quot;" office:value-type="string" office:string-value="case e02_MARHM:" calcext:value-type="string">
            <text:p>case e02_MARHM: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ARHT</text:p>
          </table:table-cell>
          <table:table-cell office:value-type="float" office:value="2" calcext:value-type="float">
            <text:p>2</text:p>
          </table:table-cell>
          <table:table-cell table:formula="of:=[.E37]*[.D38]" office:value-type="float" office:value="67108864000" calcext:value-type="float">
            <text:p>67.108.864.000</text:p>
          </table:table-cell>
          <table:table-cell office:value-type="string" calcext:value-type="string">
            <text:p>e03_</text:p>
          </table:table-cell>
          <table:table-cell table:formula="of:=[.F38]&amp;[.C38]" office:value-type="string" office:string-value="e03_MARHT" calcext:value-type="string">
            <text:p>e03_MARHT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&quot;ss13acs_hierarchy_&quot;&amp;[.G38]" office:value-type="string" office:string-value="ss13acs_hierarchy_e03_MARHT" calcext:value-type="string">
            <text:p>ss13acs_hierarchy_e03_MARHT</text:p>
          </table:table-cell>
          <table:table-cell table:formula="of:=[.G38]&amp;&quot;,&quot;" office:value-type="string" office:string-value="e03_MARHT," calcext:value-type="string">
            <text:p>e03_MARHT,</text:p>
          </table:table-cell>
          <table:table-cell table:formula="of:=&quot;case &quot;&amp;[.G38]&amp;&quot;:&quot;" office:value-type="string" office:string-value="case e03_MARHT:" calcext:value-type="string">
            <text:p>case e03_MARHT: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ARHW</text:p>
          </table:table-cell>
          <table:table-cell office:value-type="float" office:value="2" calcext:value-type="float">
            <text:p>2</text:p>
          </table:table-cell>
          <table:table-cell table:formula="of:=[.E38]*[.D39]" office:value-type="float" office:value="134217728000" calcext:value-type="float">
            <text:p>134.217.728.000</text:p>
          </table:table-cell>
          <table:table-cell office:value-type="string" calcext:value-type="string">
            <text:p>e02_</text:p>
          </table:table-cell>
          <table:table-cell table:formula="of:=[.F39]&amp;[.C39]" office:value-type="string" office:string-value="e02_MARHW" calcext:value-type="string">
            <text:p>e02_MARHW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ss13acs_hierarchy_&quot;&amp;[.G39]" office:value-type="string" office:string-value="ss13acs_hierarchy_e02_MARHW" calcext:value-type="string">
            <text:p>ss13acs_hierarchy_e02_MARHW</text:p>
          </table:table-cell>
          <table:table-cell table:formula="of:=[.G39]&amp;&quot;,&quot;" office:value-type="string" office:string-value="e02_MARHW," calcext:value-type="string">
            <text:p>e02_MARHW,</text:p>
          </table:table-cell>
          <table:table-cell table:formula="of:=&quot;case &quot;&amp;[.G39]&amp;&quot;:&quot;" office:value-type="string" office:string-value="case e02_MARHW:" calcext:value-type="string">
            <text:p>case e02_MARHW: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MIG</text:p>
          </table:table-cell>
          <table:table-cell/>
          <table:table-cell table:style-name="ce5"/>
          <table:table-cell office:value-type="string" calcext:value-type="string">
            <text:p>e03_</text:p>
          </table:table-cell>
          <table:table-cell table:formula="of:=[.F40]&amp;[.C40]" office:value-type="string" office:string-value="e03_MIG" calcext:value-type="string">
            <text:p>e03_MIG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&quot;ss13acs_hierarchy_&quot;&amp;[.G40]" office:value-type="string" office:string-value="ss13acs_hierarchy_e03_MIG" calcext:value-type="string">
            <text:p>ss13acs_hierarchy_e03_MIG</text:p>
          </table:table-cell>
          <table:table-cell table:formula="of:=[.G40]&amp;&quot;,&quot;" office:value-type="string" office:string-value="e03_MIG," calcext:value-type="string">
            <text:p>e03_MIG,</text:p>
          </table:table-cell>
          <table:table-cell table:formula="of:=&quot;case &quot;&amp;[.G40]&amp;&quot;:&quot;" office:value-type="string" office:string-value="case e03_MIG:" calcext:value-type="string">
            <text:p>case e03_MIG: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NWAB</text:p>
          </table:table-cell>
          <table:table-cell table:number-columns-repeated="2"/>
          <table:table-cell office:value-type="string" calcext:value-type="string">
            <text:p>e03_</text:p>
          </table:table-cell>
          <table:table-cell table:formula="of:=[.F41]&amp;[.C41]" office:value-type="string" office:string-value="e03_NWAB" calcext:value-type="string">
            <text:p>e03_NWAB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&quot;ss13acs_hierarchy_&quot;&amp;[.G41]" office:value-type="string" office:string-value="ss13acs_hierarchy_e03_NWAB" calcext:value-type="string">
            <text:p>ss13acs_hierarchy_e03_NWAB</text:p>
          </table:table-cell>
          <table:table-cell table:formula="of:=[.G41]&amp;&quot;,&quot;" office:value-type="string" office:string-value="e03_NWAB," calcext:value-type="string">
            <text:p>e03_NWAB,</text:p>
          </table:table-cell>
          <table:table-cell table:formula="of:=&quot;case &quot;&amp;[.G41]&amp;&quot;:&quot;" office:value-type="string" office:string-value="case e03_NWAB:" calcext:value-type="string">
            <text:p>case e03_NWAB: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WAV</text:p>
          </table:table-cell>
          <table:table-cell table:number-columns-repeated="2"/>
          <table:table-cell office:value-type="string" calcext:value-type="string">
            <text:p>e05_</text:p>
          </table:table-cell>
          <table:table-cell table:formula="of:=[.F42]&amp;[.C42]" office:value-type="string" office:string-value="e05_NWAV" calcext:value-type="string">
            <text:p>e05_NWAV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&quot;ss13acs_hierarchy_&quot;&amp;[.G42]" office:value-type="string" office:string-value="ss13acs_hierarchy_e05_NWAV" calcext:value-type="string">
            <text:p>ss13acs_hierarchy_e05_NWAV</text:p>
          </table:table-cell>
          <table:table-cell table:formula="of:=[.G42]&amp;&quot;,&quot;" office:value-type="string" office:string-value="e05_NWAV," calcext:value-type="string">
            <text:p>e05_NWAV,</text:p>
          </table:table-cell>
          <table:table-cell table:formula="of:=&quot;case &quot;&amp;[.G42]&amp;&quot;:&quot;" office:value-type="string" office:string-value="case e05_NWAV:" calcext:value-type="string">
            <text:p>case e05_NWAV: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WLA</text:p>
          </table:table-cell>
          <table:table-cell table:number-columns-repeated="2"/>
          <table:table-cell office:value-type="string" calcext:value-type="string">
            <text:p>e03_</text:p>
          </table:table-cell>
          <table:table-cell table:formula="of:=[.F43]&amp;[.C43]" office:value-type="string" office:string-value="e03_NWLA" calcext:value-type="string">
            <text:p>e03_NWLA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&quot;ss13acs_hierarchy_&quot;&amp;[.G43]" office:value-type="string" office:string-value="ss13acs_hierarchy_e03_NWLA" calcext:value-type="string">
            <text:p>ss13acs_hierarchy_e03_NWLA</text:p>
          </table:table-cell>
          <table:table-cell table:formula="of:=[.G43]&amp;&quot;,&quot;" office:value-type="string" office:string-value="e03_NWLA," calcext:value-type="string">
            <text:p>e03_NWLA,</text:p>
          </table:table-cell>
          <table:table-cell table:formula="of:=&quot;case &quot;&amp;[.G43]&amp;&quot;:&quot;" office:value-type="string" office:string-value="case e03_NWLA:" calcext:value-type="string">
            <text:p>case e03_NWLA:</text:p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NWLK</text:p>
          </table:table-cell>
          <table:table-cell table:number-columns-repeated="2"/>
          <table:table-cell office:value-type="string" calcext:value-type="string">
            <text:p>e03_</text:p>
          </table:table-cell>
          <table:table-cell table:formula="of:=[.F44]&amp;[.C44]" office:value-type="string" office:string-value="e03_NWLK" calcext:value-type="string">
            <text:p>e03_NWLK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&quot;ss13acs_hierarchy_&quot;&amp;[.G44]" office:value-type="string" office:string-value="ss13acs_hierarchy_e03_NWLK" calcext:value-type="string">
            <text:p>ss13acs_hierarchy_e03_NWLK</text:p>
          </table:table-cell>
          <table:table-cell table:formula="of:=[.G44]&amp;&quot;,&quot;" office:value-type="string" office:string-value="e03_NWLK," calcext:value-type="string">
            <text:p>e03_NWLK,</text:p>
          </table:table-cell>
          <table:table-cell table:formula="of:=&quot;case &quot;&amp;[.G44]&amp;&quot;:&quot;" office:value-type="string" office:string-value="case e03_NWLK:" calcext:value-type="string">
            <text:p>case e03_NWLK:</text:p>
          </table:table-cell>
          <table:table-cell table:number-columns-repeated="1011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NWRE</text:p>
          </table:table-cell>
          <table:table-cell table:number-columns-repeated="2"/>
          <table:table-cell office:value-type="string" calcext:value-type="string">
            <text:p>e03_</text:p>
          </table:table-cell>
          <table:table-cell table:formula="of:=[.F45]&amp;[.C45]" office:value-type="string" office:string-value="e03_NWRE" calcext:value-type="string">
            <text:p>e03_NWRE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&quot;ss13acs_hierarchy_&quot;&amp;[.G45]" office:value-type="string" office:string-value="ss13acs_hierarchy_e03_NWRE" calcext:value-type="string">
            <text:p>ss13acs_hierarchy_e03_NWRE</text:p>
          </table:table-cell>
          <table:table-cell table:formula="of:=[.G45]&amp;&quot;,&quot;" office:value-type="string" office:string-value="e03_NWRE," calcext:value-type="string">
            <text:p>e03_NWRE,</text:p>
          </table:table-cell>
          <table:table-cell table:formula="of:=&quot;case &quot;&amp;[.G45]&amp;&quot;:&quot;" office:value-type="string" office:string-value="case e03_NWRE:" calcext:value-type="string">
            <text:p>case e03_NWRE: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SCH</text:p>
          </table:table-cell>
          <table:table-cell table:number-columns-repeated="2"/>
          <table:table-cell office:value-type="string" calcext:value-type="string">
            <text:p>e03_</text:p>
          </table:table-cell>
          <table:table-cell table:formula="of:=[.F46]&amp;[.C46]" office:value-type="string" office:string-value="e03_SCH" calcext:value-type="string">
            <text:p>e03_SCH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&quot;ss13acs_hierarchy_&quot;&amp;[.G46]" office:value-type="string" office:string-value="ss13acs_hierarchy_e03_SCH" calcext:value-type="string">
            <text:p>ss13acs_hierarchy_e03_SCH</text:p>
          </table:table-cell>
          <table:table-cell table:formula="of:=[.G46]&amp;&quot;,&quot;" office:value-type="string" office:string-value="e03_SCH," calcext:value-type="string">
            <text:p>e03_SCH,</text:p>
          </table:table-cell>
          <table:table-cell table:formula="of:=&quot;case &quot;&amp;[.G46]&amp;&quot;:&quot;" office:value-type="string" office:string-value="case e03_SCH:" calcext:value-type="string">
            <text:p>case e03_SCH:</text:p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WKL</text:p>
          </table:table-cell>
          <table:table-cell table:number-columns-repeated="2"/>
          <table:table-cell office:value-type="string" calcext:value-type="string">
            <text:p>e03_</text:p>
          </table:table-cell>
          <table:table-cell table:formula="of:=[.F47]&amp;[.C47]" office:value-type="string" office:string-value="e03_WKL" calcext:value-type="string">
            <text:p>e03_WKL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&quot;ss13acs_hierarchy_&quot;&amp;[.G47]" office:value-type="string" office:string-value="ss13acs_hierarchy_e03_WKL" calcext:value-type="string">
            <text:p>ss13acs_hierarchy_e03_WKL</text:p>
          </table:table-cell>
          <table:table-cell table:formula="of:=[.G47]&amp;&quot;,&quot;" office:value-type="string" office:string-value="e03_WKL," calcext:value-type="string">
            <text:p>e03_WKL,</text:p>
          </table:table-cell>
          <table:table-cell table:formula="of:=&quot;case &quot;&amp;[.G47]&amp;&quot;:&quot;" office:value-type="string" office:string-value="case e03_WKL:" calcext:value-type="string">
            <text:p>case e03_WKL:</text:p>
          </table:table-cell>
          <table:table-cell table:number-columns-repeated="1011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WKW</text:p>
          </table:table-cell>
          <table:table-cell table:number-columns-repeated="2"/>
          <table:table-cell office:value-type="string" calcext:value-type="string">
            <text:p>e06_</text:p>
          </table:table-cell>
          <table:table-cell table:formula="of:=[.F48]&amp;[.C48]" office:value-type="string" office:string-value="e06_WKW" calcext:value-type="string">
            <text:p>e06_WKW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&quot;ss13acs_hierarchy_&quot;&amp;[.G48]" office:value-type="string" office:string-value="ss13acs_hierarchy_e06_WKW" calcext:value-type="string">
            <text:p>ss13acs_hierarchy_e06_WKW</text:p>
          </table:table-cell>
          <table:table-cell table:formula="of:=[.G48]&amp;&quot;,&quot;" office:value-type="string" office:string-value="e06_WKW," calcext:value-type="string">
            <text:p>e06_WKW,</text:p>
          </table:table-cell>
          <table:table-cell table:formula="of:=&quot;case &quot;&amp;[.G48]&amp;&quot;:&quot;" office:value-type="string" office:string-value="case e06_WKW:" calcext:value-type="string">
            <text:p>case e06_WKW: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style-name="ce2" office:value-type="string" calcext:value-type="string">
            <text:p>JWMNP</text:p>
          </table:table-cell>
          <table:table-cell table:style-name="ce2"/>
          <table:table-cell table:style-name="ce5"/>
          <table:table-cell office:value-type="string" calcext:value-type="string">
            <text:p>i_</text:p>
          </table:table-cell>
          <table:table-cell table:formula="of:=[.F49]&amp;[.C49]" office:value-type="string" office:string-value="i_JWMNP" calcext:value-type="string">
            <text:p>i_JWMNP</text:p>
          </table:table-cell>
          <table:table-cell office:value-type="string" calcext:value-type="string">
            <text:p>Interval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&quot;ss13acs_hierarchy_&quot;&amp;[.G49]" office:value-type="string" office:string-value="ss13acs_hierarchy_i_JWMNP" calcext:value-type="string">
            <text:p>ss13acs_hierarchy_i_JWMNP</text:p>
          </table:table-cell>
          <table:table-cell table:formula="of:=[.G49]&amp;&quot;,&quot;" office:value-type="string" office:string-value="i_JWMNP," calcext:value-type="string">
            <text:p>i_JWMNP,</text:p>
          </table:table-cell>
          <table:table-cell table:formula="of:=&quot;case &quot;&amp;[.G49]&amp;&quot;:&quot;" office:value-type="string" office:string-value="case i_JWMNP:" calcext:value-type="string">
            <text:p>case i_JWMNP: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style-name="ce2" office:value-type="string" calcext:value-type="string">
            <text:p>MARHYP</text:p>
          </table:table-cell>
          <table:table-cell table:style-name="ce2"/>
          <table:table-cell table:style-name="ce5"/>
          <table:table-cell office:value-type="string" calcext:value-type="string">
            <text:p>i_</text:p>
          </table:table-cell>
          <table:table-cell table:formula="of:=[.F50]&amp;[.C50]" office:value-type="string" office:string-value="i_MARHYP" calcext:value-type="string">
            <text:p>i_MARHYP</text:p>
          </table:table-cell>
          <table:table-cell office:value-type="string" calcext:value-type="string">
            <text:p>Interval</text:p>
          </table:table-cell>
          <table:table-cell office:value-type="float" office:value="1913" calcext:value-type="float">
            <text:p>1913</text:p>
          </table:table-cell>
          <table:table-cell office:value-type="float" office:value="2013" calcext:value-type="float">
            <text:p>2013</text:p>
          </table:table-cell>
          <table:table-cell table:formula="of:=&quot;ss13acs_hierarchy_&quot;&amp;[.G50]" office:value-type="string" office:string-value="ss13acs_hierarchy_i_MARHYP" calcext:value-type="string">
            <text:p>ss13acs_hierarchy_i_MARHYP</text:p>
          </table:table-cell>
          <table:table-cell table:formula="of:=[.G50]&amp;&quot;,&quot;" office:value-type="string" office:string-value="i_MARHYP," calcext:value-type="string">
            <text:p>i_MARHYP,</text:p>
          </table:table-cell>
          <table:table-cell table:formula="of:=&quot;case &quot;&amp;[.G50]&amp;&quot;:&quot;" office:value-type="string" office:string-value="case i_MARHYP:" calcext:value-type="string">
            <text:p>case i_MARHYP:</text:p>
          </table:table-cell>
          <table:table-cell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style-name="ce2" office:value-type="string" calcext:value-type="string">
            <text:p>RETP</text:p>
          </table:table-cell>
          <table:table-cell table:style-name="ce2"/>
          <table:table-cell table:style-name="ce5"/>
          <table:table-cell office:value-type="string" calcext:value-type="string">
            <text:p>i_</text:p>
          </table:table-cell>
          <table:table-cell table:formula="of:=[.F51]&amp;[.C51]" office:value-type="string" office:string-value="i_RETP" calcext:value-type="string">
            <text:p>i_RETP</text:p>
          </table:table-cell>
          <table:table-cell office:value-type="string" calcext:value-type="string">
            <text:p>Interval</text:p>
          </table:table-cell>
          <table:table-cell office:value-type="float" office:value="0" calcext:value-type="float">
            <text:p>0</text:p>
          </table:table-cell>
          <table:table-cell office:value-type="float" office:value="12700" calcext:value-type="float">
            <text:p>12700</text:p>
          </table:table-cell>
          <table:table-cell table:formula="of:=&quot;ss13acs_hierarchy_&quot;&amp;[.G51]" office:value-type="string" office:string-value="ss13acs_hierarchy_i_RETP" calcext:value-type="string">
            <text:p>ss13acs_hierarchy_i_RETP</text:p>
          </table:table-cell>
          <table:table-cell table:formula="of:=[.G51]&amp;&quot;,&quot;" office:value-type="string" office:string-value="i_RETP," calcext:value-type="string">
            <text:p>i_RETP,</text:p>
          </table:table-cell>
          <table:table-cell table:formula="of:=&quot;case &quot;&amp;[.G51]&amp;&quot;:&quot;" office:value-type="string" office:string-value="case i_RETP:" calcext:value-type="string">
            <text:p>case i_RETP:</text:p>
          </table:table-cell>
          <table:table-cell table:number-columns-repeated="1011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style-name="ce2" office:value-type="string" calcext:value-type="string">
            <text:p>SEMP</text:p>
          </table:table-cell>
          <table:table-cell table:style-name="ce2"/>
          <table:table-cell table:style-name="ce5"/>
          <table:table-cell office:value-type="string" calcext:value-type="string">
            <text:p>i_</text:p>
          </table:table-cell>
          <table:table-cell table:formula="of:=[.F52]&amp;[.C52]" office:value-type="string" office:string-value="i_SEMP" calcext:value-type="string">
            <text:p>i_SEMP</text:p>
          </table:table-cell>
          <table:table-cell office:value-type="string" calcext:value-type="string">
            <text:p>Interval</text:p>
          </table:table-cell>
          <table:table-cell office:value-type="float" office:value="-4900" calcext:value-type="float">
            <text:p>-4900</text:p>
          </table:table-cell>
          <table:table-cell office:value-type="float" office:value="35800" calcext:value-type="float">
            <text:p>35800</text:p>
          </table:table-cell>
          <table:table-cell table:formula="of:=&quot;ss13acs_hierarchy_&quot;&amp;[.G52]" office:value-type="string" office:string-value="ss13acs_hierarchy_i_SEMP" calcext:value-type="string">
            <text:p>ss13acs_hierarchy_i_SEMP</text:p>
          </table:table-cell>
          <table:table-cell table:formula="of:=[.G52]&amp;&quot;,&quot;" office:value-type="string" office:string-value="i_SEMP," calcext:value-type="string">
            <text:p>i_SEMP,</text:p>
          </table:table-cell>
          <table:table-cell table:formula="of:=&quot;case &quot;&amp;[.G52]&amp;&quot;:&quot;" office:value-type="string" office:string-value="case i_SEMP:" calcext:value-type="string">
            <text:p>case i_SEMP: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SSP</text:p>
          </table:table-cell>
          <table:table-cell table:style-name="ce2"/>
          <table:table-cell table:style-name="ce5"/>
          <table:table-cell office:value-type="string" calcext:value-type="string">
            <text:p>i_</text:p>
          </table:table-cell>
          <table:table-cell table:formula="of:=[.F53]&amp;[.C53]" office:value-type="string" office:string-value="i_SSP" calcext:value-type="string">
            <text:p>i_SSP</text:p>
          </table:table-cell>
          <table:table-cell office:value-type="string" calcext:value-type="string">
            <text:p>Interval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table:formula="of:=&quot;ss13acs_hierarchy_&quot;&amp;[.G53]" office:value-type="string" office:string-value="ss13acs_hierarchy_i_SSP" calcext:value-type="string">
            <text:p>ss13acs_hierarchy_i_SSP</text:p>
          </table:table-cell>
          <table:table-cell table:formula="of:=[.G53]&amp;&quot;,&quot;" office:value-type="string" office:string-value="i_SSP," calcext:value-type="string">
            <text:p>i_SSP,</text:p>
          </table:table-cell>
          <table:table-cell table:formula="of:=&quot;case &quot;&amp;[.G53]&amp;&quot;:&quot;" office:value-type="string" office:string-value="case i_SSP:" calcext:value-type="string">
            <text:p>case i_SSP:</text:p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style-name="ce2" office:value-type="string" calcext:value-type="string">
            <text:p>WAGP</text:p>
          </table:table-cell>
          <table:table-cell table:style-name="ce2"/>
          <table:table-cell table:style-name="ce5"/>
          <table:table-cell office:value-type="string" calcext:value-type="string">
            <text:p>i_</text:p>
          </table:table-cell>
          <table:table-cell table:formula="of:=[.F54]&amp;[.C54]" office:value-type="string" office:string-value="i_WAGP" calcext:value-type="string">
            <text:p>i_WAGP</text:p>
          </table:table-cell>
          <table:table-cell office:value-type="string" calcext:value-type="string">
            <text:p>Interval</text:p>
          </table:table-cell>
          <table:table-cell office:value-type="float" office:value="0" calcext:value-type="float">
            <text:p>0</text:p>
          </table:table-cell>
          <table:table-cell office:value-type="float" office:value="48400" calcext:value-type="float">
            <text:p>48400</text:p>
          </table:table-cell>
          <table:table-cell table:formula="of:=&quot;ss13acs_hierarchy_&quot;&amp;[.G54]" office:value-type="string" office:string-value="ss13acs_hierarchy_i_WAGP" calcext:value-type="string">
            <text:p>ss13acs_hierarchy_i_WAGP</text:p>
          </table:table-cell>
          <table:table-cell table:formula="of:=[.G54]&amp;&quot;,&quot;" office:value-type="string" office:string-value="i_WAGP," calcext:value-type="string">
            <text:p>i_WAGP,</text:p>
          </table:table-cell>
          <table:table-cell table:formula="of:=&quot;case &quot;&amp;[.G54]&amp;&quot;:&quot;" office:value-type="string" office:string-value="case i_WAGP:" calcext:value-type="string">
            <text:p>case i_WAGP:</text:p>
          </table:table-cell>
          <table:table-cell table:number-columns-repeated="1011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style-name="ce2" office:value-type="string" calcext:value-type="string">
            <text:p>WKHP</text:p>
          </table:table-cell>
          <table:table-cell table:style-name="ce2"/>
          <table:table-cell table:style-name="ce5"/>
          <table:table-cell office:value-type="string" calcext:value-type="string">
            <text:p>i_</text:p>
          </table:table-cell>
          <table:table-cell table:formula="of:=[.F55]&amp;[.C55]" office:value-type="string" office:string-value="i_WKHP" calcext:value-type="string">
            <text:p>i_WKHP</text:p>
          </table:table-cell>
          <table:table-cell office:value-type="string" calcext:value-type="string">
            <text:p>Interval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formula="of:=&quot;ss13acs_hierarchy_&quot;&amp;[.G55]" office:value-type="string" office:string-value="ss13acs_hierarchy_i_WKHP" calcext:value-type="string">
            <text:p>ss13acs_hierarchy_i_WKHP</text:p>
          </table:table-cell>
          <table:table-cell table:formula="of:=[.G55]&amp;&quot;,&quot;" office:value-type="string" office:string-value="i_WKHP," calcext:value-type="string">
            <text:p>i_WKHP,</text:p>
          </table:table-cell>
          <table:table-cell table:formula="of:=&quot;case &quot;&amp;[.G55]&amp;&quot;:&quot;" office:value-type="string" office:string-value="case i_WKHP:" calcext:value-type="string">
            <text:p>case i_WKHP:</text:p>
          </table:table-cell>
          <table:table-cell table:number-columns-repeated="1011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s13acs_attributes.A1:ss13acs_attributes.AMJ104857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.00.0000</text:date>, <text:time style:data-style-name="N2" text:time-value="13:23:13.3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4T14:19:33.797000000</dc:date>
    <meta:editing-duration>PT2H58M33S</meta:editing-duration>
    <meta:editing-cycles>15</meta:editing-cycles>
    <meta:generator>LibreOffice/4.3.5.2$Windows_x86 LibreOffice_project/3a87456aaa6a95c63eea1c1b3201acedf0751bd5</meta:generator>
    <meta:document-statistic meta:table-count="1" meta:cell-count="644" meta:object-count="0"/>
  </office:meta>
</office:document-meta>
</file>